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4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5" style:family="paragraph"/>
    <style:style style:name="P40" style:parent-style-name="Normal" style:list-style-name="LFO5" style:family="paragraph"/>
    <style:style style:name="P41" style:parent-style-name="Normal" style:list-style-name="LFO5" style:family="paragraph"/>
  </office:automatic-styles>
  <office:body>
    <office:text text:use-soft-page-breaks="true">
      <text:p text:style-name="P1">Senior/Principal Biostatistician (AD/Director Level)</text:p>
      <text:p text:style-name="Normal"><text:span text:style-name="T2">Position Overview</text:span><text:line-break/>Inozyme’s Biostatistics &amp; Biometrics team is expanding under new leadership and seeks a Senior/Principal Biostatistician. You will shape strategy for clinical data analysis, assist in BLA preparations, and collaborate extensively with clinical, regulatory, and medical affairs teams. This is a hands-on role for someone who excels at both the technical and collaborative aspects of biostatistics.</text:p>
      <text:p text:style-name="Normal"><text:span text:style-name="T3">Key Responsibilities</text:span></text:p>
      <text:list text:style-name="LFO1" text:continue-numbering="true">
        <text:list-item>
          <text:p text:style-name="P4"><text:span text:style-name="T5">Study Design &amp; Analysis</text:span>: Provide statistical input on study protocols, develop analysis plans (SAPs), and guide the statistical methodology for clinical programs.</text:p>
        </text:list-item>
        <text:list-item>
          <text:p text:style-name="P6"><text:span text:style-name="T7">Regulatory Submissions</text:span>: Lead or support the statistical components of regulatory filings (e.g., BLA), ensuring high-quality deliverables and adherence to timelines.</text:p>
        </text:list-item>
        <text:list-item>
          <text:p text:style-name="P8"><text:span text:style-name="T9">QC &amp; Validation</text:span>: Oversee QC of analysis datasets, TLFs, and final reports. Conduct or review double programming for critical outputs.</text:p>
        </text:list-item>
        <text:list-item>
          <text:p text:style-name="P10"><text:span text:style-name="T11">Medical Affairs Collaboration</text:span>: Work closely with medical affairs, offering statistical insights for publications, presentations, and safety monitoring committees.</text:p>
        </text:list-item>
        <text:list-item>
          <text:p text:style-name="P12"><text:span text:style-name="T13">Team Leadership &amp; Mentoring</text:span>: Potential to lead junior statisticians or contractors; champion best practices and foster continuous improvement.</text:p>
        </text:list-item>
      </text:list>
      <text:p text:style-name="Normal"><text:span text:style-name="T14">Qualifications</text:span></text:p>
      <text:list text:style-name="LFO2" text:continue-numbering="true">
        <text:list-item>
          <text:p text:style-name="P15"><text:span text:style-name="T16">Experience</text:span>: 5–10 years in biostatistics within pharmaceutical, biotech, or CRO environments. Experience at AD/Director level is preferred.</text:p>
        </text:list-item>
        <text:list-item>
          <text:p text:style-name="P17"><text:span text:style-name="T18">Statistical Tools</text:span>: Proficiency in SAS, R, and advanced statistical methods. Exposure to MediReal or other specialized data visualization tools is a plus.</text:p>
        </text:list-item>
        <text:list-item>
          <text:p text:style-name="P19"><text:span text:style-name="T20">Regulatory Expertise</text:span>: Demonstrated success in contributing to clinical development programs through regulatory interactions (e.g., FDA, EMA).</text:p>
        </text:list-item>
        <text:list-item>
          <text:p text:style-name="P21"><text:span text:style-name="T22">Education</text:span>: Master’s or Ph.D. in Statistics, Biostatistics, or a related field strongly preferred; equivalent practical experience considered.</text:p>
        </text:list-item>
        <text:list-item>
          <text:p text:style-name="P23"><text:span text:style-name="T24">Soft Skills</text:span>: Must be creative, flexible, and a strong communicator able to translate complex statistical concepts into actionable insights.</text:p>
        </text:list-item>
      </text:list>
      <text:p text:style-name="Normal"><text:span text:style-name="T25">Work Arrangement &amp; Compensation</text:span></text:p>
      <text:soft-page-break/>
      <text:list text:style-name="LFO3" text:continue-numbering="true">
        <text:list-item>
          <text:p text:style-name="P26"><text:span text:style-name="T27">Location</text:span>: Boston area; onsite 2 days per week is mandatory for permanent roles.</text:p>
        </text:list-item>
        <text:list-item>
          <text:p text:style-name="P28"><text:span text:style-name="T29">Contract vs. Perm</text:span>: Open to contract-to-perm or permanent. If part-time contract (&lt;40 hours/week), an additional statistician may be hired.</text:p>
        </text:list-item>
        <text:list-item>
          <text:p text:style-name="P30"><text:span text:style-name="T31">Compensation</text:span>: Competitive compensation package, reflecting market rates. Contract roles typically within $170-230K annualized bill rate, with permanent salary + bonus DOE.</text:p>
        </text:list-item>
      </text:list>
      <text:p text:style-name="Normal"/>
      <text:p text:style-name="Normal"><text:s text:c="2"/><text:span text:style-name="T32">Start Date</text:span>: Immediate availability is preferred; Petra aims to fill these roles quickly.</text:p>
      <text:p text:style-name="Normal"><text:s/><text:span text:style-name="T33">Contract-to-Perm Preferences</text:span>:</text:p>
      <text:list text:style-name="LFO4" text:continue-numbering="true">
        <text:list-item>
          <text:p text:style-name="P34"><text:span text:style-name="T35">Typical Contract Period</text:span>: ~3–4 months before conversion, though Inozyme can be flexible.</text:p>
        </text:list-item>
        <text:list-item>
          <text:p text:style-name="P36"><text:span text:style-name="T37">Pure Contract</text:span>: Considered if onsite presence can be maintained at least 1 day/week (preferably 2).</text:p>
        </text:list-item>
      </text:list>
      <text:p text:style-name="Normal"><text:s/><text:span text:style-name="T38">Ask About</text:span>:</text:p>
      <text:list text:style-name="LFO5" text:continue-numbering="true">
        <text:list-item>
          <text:p text:style-name="P39">Candidate’s position-type preference (pure perm, pure contract, or phased contract-to-perm).</text:p>
        </text:list-item>
        <text:list-item>
          <text:p text:style-name="P40">Desired pay/bill rate and base salary expectations.</text:p>
        </text:list-item>
        <text:list-item>
          <text:p text:style-name="P41">Specific experience with MediReal or related tool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yan Blair</meta:initial-creator>
    <dc:creator>Bryan Blair</dc:creator>
    <meta:creation-date>2025-01-30T19:38:00Z</meta:creation-date>
    <dc:date>2025-01-30T19:41:00Z</dc:date>
    <meta:template xlink:href="Normal" xlink:type="simple"/>
    <meta:editing-cycles>1</meta:editing-cycles>
    <meta:editing-duration>PT180S</meta:editing-duration>
    <meta:user-defined meta:name="GrammarlyDocumentId">e032b1e4-0e73-49f5-9dad-180ac0d162af</meta:user-defined>
    <meta:document-statistic meta:page-count="2" meta:paragraph-count="24" meta:word-count="375" meta:character-count="2908" meta:row-count="44" meta:non-whitespace-character-count="2557"/>
  </office:meta>
</office:document-meta>
</file>